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4">
          <table:table-cell table:number-columns-repeated="2"/>
        </table:table-row>
        <table:table-row table:style-name="ro1">
          <table:table-cell table:style-name="ce1" office:value-type="string">
            <text:p>LP11 hole: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Button width</text:p>
          </table:table-cell>
          <table:table-cell office:value-type="float" office:value="17.4">
            <text:p>17,4</text:p>
          </table:table-cell>
        </table:table-row>
        <table:table-row table:style-name="ro1">
          <table:table-cell office:value-type="string">
            <text:p>Button height</text:p>
          </table:table-cell>
          <table:table-cell office:value-type="float" office:value="17.4">
            <text:p>17,4</text:p>
          </table:table-cell>
        </table:table-row>
        <table:table-row table:style-name="ro1">
          <table:table-cell office:value-type="string">
            <text:p>Button Xc-c</text:p>
          </table:table-cell>
          <table:table-cell table:formula="of:=0.7*25.4" office:value-type="float" office:value="17.78">
            <text:p>17,78</text:p>
          </table:table-cell>
        </table:table-row>
        <table:table-row table:style-name="ro1">
          <table:table-cell office:value-type="string">
            <text:p>Button Yc-c</text:p>
          </table:table-cell>
          <table:table-cell table:formula="of:=0.7*25.4" office:value-type="float" office:value="17.78">
            <text:p>17,78</text:p>
          </table:table-cell>
        </table:table-row>
        <table:table-row table:style-name="ro1">
          <table:table-cell office:value-type="string">
            <text:p>Border space: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#Buttons X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#Buttons 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Dim X</text:p>
          </table:table-cell>
          <table:table-cell table:formula="of:=[.B18]*([.B22]-1)+[.B16]+2*[.B20]" office:value-type="float" office:value="143.26">
            <text:p>143,26</text:p>
          </table:table-cell>
        </table:table-row>
        <table:table-row table:style-name="ro1">
          <table:table-cell table:style-name="ce1" office:value-type="string">
            <text:p>Dim Y</text:p>
          </table:table-cell>
          <table:table-cell table:formula="of:=[.B19]*([.B23]-1)+[.B17]+2*[.B20]" office:value-type="float" office:value="18.8">
            <text:p>18,8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>
            <text:p>General button hole:</text:p>
          </table:table-cell>
          <table:table-cell/>
        </table:table-row>
        <table:table-row table:style-name="ro1">
          <table:table-cell office:value-type="string">
            <text:p>Hole width</text:p>
          </table:table-cell>
          <table:table-cell table:style-name="ce2" office:value-type="float" office:value="18.8">
            <text:p>18,8000</text:p>
          </table:table-cell>
        </table:table-row>
        <table:table-row table:style-name="ro1">
          <table:table-cell office:value-type="string">
            <text:p>Hole 1 coord</text:p>
          </table:table-cell>
          <table:table-cell table:style-name="ce2" table:formula="of:=0.6*25.4" office:value-type="float" office:value="15.24">
            <text:p>15,2400</text:p>
          </table:table-cell>
        </table:table-row>
        <table:table-row table:style-name="ro1">
          <table:table-cell office:value-type="string">
            <text:p>Hole 2 coord</text:p>
          </table:table-cell>
          <table:table-cell table:style-name="ce2" table:formula="of:=5.5*25.4" office:value-type="float" office:value="139.7">
            <text:p>139,7000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table:style-name="ce1" office:value-type="string">
            <text:p>Center:</text:p>
          </table:table-cell>
          <table:table-cell table:style-name="ce2" table:formula="of:=([.B35]-[.B34])/2+[.B34]" office:value-type="float" office:value="77.47">
            <text:p>77,4700</text:p>
          </table:table-cell>
        </table:table-row>
        <table:table-row table:style-name="ro1">
          <table:table-cell table:style-name="ce1" office:value-type="string">
            <text:p>Width:</text:p>
          </table:table-cell>
          <table:table-cell table:style-name="ce2" table:formula="of:=ABS([.B34]-[.B35])+[.B33]" office:value-type="float" office:value="143.26">
            <text:p>143,26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-01-2013</text:date>, <text:time>14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5T19:58:10</meta:creation-date>
    <dc:date>2013-01-03T14:22:49</dc:date>
    <meta:editing-duration>PT04H44M54S</meta:editing-duration>
    <meta:editing-cycles>6</meta:editing-cycles>
    <meta:generator>NeoOffice/3.3$Unix OpenOffice.org_project/Patch 0</meta:generator>
    <meta:document-statistic meta:table-count="3" meta:cell-count="31" meta:object-count="0"/>
  </office:meta>
</office:document-meta>
</file>